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966cm" fo:min-width="0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marker-end="Arrow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318cm" svg:height="2.413cm" svg:x="10.616cm" svg:y="7.73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806cm" svg:height="4.826cm" svg:x="9.89cm" svg:y="11.16cm">
          <text:p text:style-name="P1">Is Byte = <text:s/></text:p>
          <text:p text:style-name="P1">Enter [0x0D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679cm" svg:height="4.826cm" svg:x="18.181cm" svg:y="11.033cm">
          <text:p text:style-name="P1">WeHaveDataInFlag </text:p>
          <text:p text:style-name="P1">== Tr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925cm" svg:height="0.962cm" svg:x="16.077cm" svg:y="12.43cm">
          <draw:text-box>
            <text:p>Y</text:p>
          </draw:text-box>
        </draw:frame>
        <draw:connector draw:style-name="gr3" draw:text-style-name="P1" draw:layer="layout" svg:x1="15.696cm" svg:y1="13.573cm" svg:x2="18.181cm" svg:y2="13.446cm" draw:start-shape="id1" draw:start-glue-point="7" draw:end-shape="id2" draw:end-glue-point="5" svg:d="M15696 13573h1229v-127h1256" svg:viewBox="0 0 2486 128">
          <text:p/>
        </draw:connector>
        <draw:connector draw:style-name="gr3" draw:text-style-name="P1" draw:layer="layout" svg:x1="12.775cm" svg:y1="10.144cm" svg:x2="12.793cm" svg:y2="11.16cm" draw:start-shape="id3" draw:start-glue-point="8" draw:end-shape="id1" draw:end-glue-point="4" svg:d="M12775 10144v508h18v508" svg:viewBox="0 0 19 1017">
          <text:p/>
        </draw:connector>
        <draw:custom-shape draw:style-name="gr1" draw:text-style-name="P1" xml:id="id5" draw:id="id5" draw:layer="layout" svg:width="4.699cm" svg:height="1.905cm" svg:x="14.843cm" svg:y="35.671cm">
          <text:p text:style-name="P1">Reset Buffer</text:p>
          <draw:enhanced-geometry svg:viewBox="0 0 21600 21600" draw:type="rectangle" draw:enhanced-path="M 0 0 L 21600 0 21600 21600 0 21600 0 0 Z N"/>
        </draw:custom-shape>
        <draw:frame draw:style-name="gr4" draw:layer="layout" svg:width="0.959cm" svg:height="0.962cm" svg:x="19.98cm" svg:y="16.113cm">
          <draw:text-box>
            <text:p>N</text:p>
          </draw:text-box>
        </draw:frame>
        <draw:custom-shape draw:style-name="gr1" draw:text-style-name="P1" xml:id="id13" draw:id="id13" draw:layer="layout" svg:width="4.318cm" svg:height="2.413cm" svg:x="6.207cm" svg:y="38.59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953cm" svg:height="4.826cm" svg:x="5.953cm" svg:y="15.478cm">
          <text:p text:style-name="P1">Is Byte ==</text:p>
          <text:p text:style-name="P1">Number </text:p>
          <text:p text:style-name="P1">or let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.89cm" svg:y1="13.573cm" svg:x2="8.43cm" svg:y2="15.478cm" draw:start-shape="id1" draw:start-glue-point="5" draw:end-shape="id4" draw:end-glue-point="4" svg:d="M9890 13573h-1460v1905" svg:viewBox="0 0 1461 1906">
          <text:p/>
        </draw:connector>
        <draw:frame draw:style-name="gr5" draw:layer="layout" svg:width="0.959cm" svg:height="1.216cm" svg:x="8.112cm" svg:y="12.684cm">
          <draw:text-box>
            <text:p>N</text:p>
          </draw:text-box>
        </draw:frame>
        <draw:connector draw:style-name="gr3" draw:text-style-name="P1" draw:layer="layout" draw:line-skew="-3.556cm" svg:x1="21.021cm" svg:y1="15.859cm" svg:x2="14.843cm" svg:y2="36.623cm" draw:start-shape="id2" draw:start-glue-point="6" draw:end-shape="id5" draw:end-glue-point="3" svg:d="M21021 15859v6350h-6680v14414h502" svg:viewBox="0 0 6681 20765">
          <text:p/>
        </draw:connector>
        <draw:frame draw:style-name="gr6" draw:layer="layout" svg:width="0.925cm" svg:height="0.962cm" svg:x="23.316cm" svg:y="14.081cm">
          <draw:text-box>
            <text:p>Y</text:p>
          </draw:text-box>
        </draw:frame>
        <draw:connector draw:style-name="gr3" draw:text-style-name="P1" draw:layer="layout" draw:line-skew="0.953cm" svg:x1="10.906cm" svg:y1="17.891cm" svg:x2="14.843cm" svg:y2="36.623cm" draw:start-shape="id4" draw:start-glue-point="7" draw:end-shape="id5" draw:end-glue-point="3" svg:d="M10906 17891h2921v18732h1016" svg:viewBox="0 0 3938 18733">
          <text:p/>
        </draw:connector>
        <draw:connector draw:style-name="gr3" draw:text-style-name="P1" draw:layer="layout" svg:x1="23.86cm" svg:y1="13.446cm" svg:x2="24.431cm" svg:y2="16.621cm" draw:start-shape="id2" draw:start-glue-point="7" draw:end-shape="id6" draw:end-glue-point="0" svg:d="M23860 13446h571v3175" svg:viewBox="0 0 572 3176">
          <text:p/>
        </draw:connector>
        <draw:connector draw:style-name="gr3" draw:text-style-name="P1" draw:layer="layout" svg:x1="20.113cm" svg:y1="29.321cm" svg:x2="19.605cm" svg:y2="30.464cm" draw:start-shape="id7" draw:start-glue-point="2" draw:end-shape="id8" svg:d="M20113 29321v571h-508v572" svg:viewBox="0 0 509 1144">
          <text:p/>
        </draw:connector>
        <draw:connector draw:style-name="gr3" draw:text-style-name="P1" draw:layer="layout" svg:x1="17.192cm" svg:y1="37.576cm" svg:x2="17.065cm" svg:y2="38.465cm" draw:start-shape="id5" draw:start-glue-point="2" draw:end-shape="id9" draw:end-glue-point="0" svg:d="M17192 37576v444h-127v445" svg:viewBox="0 0 128 890">
          <text:p/>
        </draw:connector>
        <draw:frame draw:style-name="gr2" draw:layer="layout" svg:width="0.959cm" svg:height="0.962cm" svg:x="11.16cm" svg:y="16.621cm">
          <draw:text-box>
            <text:p>N</text:p>
          </draw:text-box>
        </draw:frame>
        <draw:custom-shape draw:style-name="gr1" draw:text-style-name="P1" xml:id="id10" draw:id="id10" draw:layer="layout" svg:width="4.953cm" svg:height="4.826cm" svg:x="5.953cm" svg:y="26.908cm">
          <text:p text:style-name="P1">Do we have </text:p>
          <text:p text:style-name="P1">Space in </text:p>
          <text:p text:style-name="P1">Memo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906cm" svg:y1="29.321cm" svg:x2="14.843cm" svg:y2="36.623cm" draw:start-shape="id10" draw:start-glue-point="7" draw:end-shape="id5" draw:end-glue-point="3" svg:d="M10906 29321h1968v7302h1969" svg:viewBox="0 0 3938 7303">
          <text:p/>
        </draw:connector>
        <draw:frame draw:style-name="gr2" draw:layer="layout" svg:width="0.959cm" svg:height="0.962cm" svg:x="11.09cm" svg:y="28.232cm">
          <draw:text-box>
            <text:p>N</text:p>
          </draw:text-box>
        </draw:frame>
        <draw:connector draw:style-name="gr3" draw:text-style-name="P1" draw:layer="layout" svg:x1="8.43cm" svg:y1="20.304cm" svg:x2="8.429cm" svg:y2="26.908cm" draw:start-shape="id4" draw:start-glue-point="6" draw:end-shape="id10" svg:d="M8430 20304v3303h-1v3301" svg:viewBox="0 0 2 6605">
          <text:p/>
        </draw:connector>
        <draw:custom-shape draw:style-name="gr1" draw:text-style-name="P1" xml:id="id12" draw:id="id12" draw:layer="layout" svg:width="4.699cm" svg:height="1.905cm" svg:x="6.08cm" svg:y="35.417cm">
          <text:p text:style-name="P1">Add Byte </text:p>
          <text:p text:style-name="P1">To 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3cm" svg:y1="31.734cm" svg:x2="8.429cm" svg:y2="32.623cm" draw:start-shape="id10" draw:start-glue-point="6" draw:end-shape="id11" draw:end-glue-point="0" svg:d="M8430 31734v445h-1v444" svg:viewBox="0 0 2 890">
          <text:p/>
        </draw:connector>
        <draw:connector draw:style-name="gr3" draw:text-style-name="P1" draw:layer="layout" svg:x1="8.429cm" svg:y1="37.322cm" svg:x2="8.366cm" svg:y2="38.592cm" draw:start-shape="id12" draw:start-glue-point="2" draw:end-shape="id13" draw:end-glue-point="4" svg:d="M8429 37322v634h-63v636" svg:viewBox="0 0 64 1271">
          <text:p/>
        </draw:connector>
        <draw:custom-shape draw:style-name="gr1" draw:text-style-name="P1" xml:id="id11" draw:id="id11" draw:layer="layout" svg:width="4.699cm" svg:height="1.905cm" svg:x="6.08cm" svg:y="32.623cm">
          <text:p text:style-name="P1">Set </text:p>
          <text:p text:style-name="P1">WeHaveDataInFla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29cm" svg:y1="34.528cm" svg:x2="8.429cm" svg:y2="35.417cm" draw:start-shape="id11" draw:start-glue-point="2" draw:end-shape="id12" draw:end-glue-point="0" svg:d="M8429 34528v889" svg:viewBox="0 0 1 890">
          <text:p/>
        </draw:connector>
        <draw:custom-shape draw:style-name="gr1" draw:text-style-name="P1" xml:id="id9" draw:id="id9" draw:layer="layout" svg:width="4.699cm" svg:height="1.905cm" svg:x="14.716cm" svg:y="38.465cm">
          <text:p text:style-name="P1">Reset </text:p>
          <text:p text:style-name="P1">WeHaveDataInFlag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54cm" svg:height="1.207cm" svg:x="15.986cm" svg:y="6.842cm">
          <draw:text-box>
            <text:p text:style-name="P1"><text:span text:style-name="T1">WeHaveDataInFlag : Keep track if we have any </text:span></text:p>
            <text:p text:style-name="P1"><text:span text:style-name="T1">data in the buffer to process</text:span></text:p>
          </draw:text-box>
        </draw:frame>
        <draw:connector draw:style-name="gr3" draw:text-style-name="P1" draw:layer="layout" svg:x1="14.716cm" svg:y1="39.417cm" svg:x2="10.525cm" svg:y2="39.799cm" draw:start-shape="id9" draw:start-glue-point="3" draw:end-shape="id13" draw:end-glue-point="10" svg:d="M14716 39417h-2309v382h-1882" svg:viewBox="0 0 4192 383">
          <text:p/>
        </draw:connector>
        <draw:custom-shape draw:style-name="gr8" draw:text-style-name="P1" xml:id="id6" draw:id="id6" draw:layer="layout" svg:width="4.699cm" svg:height="1.397cm" svg:x="22.082cm" svg:y="16.621cm">
          <text:p text:style-name="P1">Process Data </text:p>
          <text:p text:style-name="P1">in buffer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7" draw:id="id7" draw:layer="layout" svg:width="4.699cm" svg:height="1.397cm" svg:x="17.764cm" svg:y="27.924cm">
          <text:p text:style-name="P1">Run Command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0.925cm" svg:height="0.962cm" svg:x="8.874cm" svg:y="20.558cm">
          <draw:text-box>
            <text:p>Y</text:p>
          </draw:text-box>
        </draw:frame>
        <draw:frame draw:style-name="gr4" draw:layer="layout" svg:width="0.925cm" svg:height="0.962cm" svg:x="8.838cm" svg:y="31.353cm">
          <draw:text-box>
            <text:p>Y</text:p>
          </draw:text-box>
        </draw:frame>
        <draw:custom-shape draw:style-name="gr1" draw:text-style-name="P1" xml:id="id14" draw:id="id14" draw:layer="layout" svg:width="4.953cm" svg:height="4.826cm" svg:x="22.082cm" svg:y="18.907cm">
          <text:p text:style-name="P1">Any Error from</text:p>
          <text:p text:style-name="P1">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4.559cm" svg:y1="23.733cm" svg:x2="20.113cm" svg:y2="27.924cm" draw:start-shape="id14" draw:start-glue-point="6" draw:end-shape="id7" draw:end-glue-point="0" svg:d="M24559 23733v2096h-4446v2095" svg:viewBox="0 0 4447 4192">
          <text:p/>
        </draw:connector>
        <draw:custom-shape draw:style-name="gr1" draw:text-style-name="P1" xml:id="id15" draw:id="id15" draw:layer="layout" svg:width="4.318cm" svg:height="1.905cm" svg:x="24.241cm" svg:y="32.623cm">
          <text:p text:style-name="P1">Return Error</text:p>
          <text:p text:style-name="P1">To U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7.035cm" svg:y1="21.32cm" svg:x2="26.4cm" svg:y2="32.623cm" draw:start-shape="id14" draw:start-glue-point="7" draw:end-shape="id15" draw:end-glue-point="0" svg:d="M27035 21320h501v6858h-1136v4445" svg:viewBox="0 0 1137 11304">
          <text:p/>
        </draw:connector>
        <draw:connector draw:style-name="gr3" draw:text-style-name="P1" draw:layer="layout" svg:x1="26.4cm" svg:y1="34.528cm" svg:x2="19.542cm" svg:y2="36.623cm" draw:start-shape="id15" draw:start-glue-point="2" draw:end-shape="id5" draw:end-glue-point="1" svg:d="M26400 34528v2095h-6858" svg:viewBox="0 0 6859 2096">
          <text:p/>
        </draw:connector>
        <draw:connector draw:style-name="gr3" draw:text-style-name="P1" draw:layer="layout" svg:x1="24.431cm" svg:y1="18.018cm" svg:x2="24.559cm" svg:y2="18.907cm" draw:start-shape="id6" draw:start-glue-point="2" draw:end-shape="id14" draw:end-glue-point="4" svg:d="M24431 18018v445h128v444" svg:viewBox="0 0 129 890">
          <text:p/>
        </draw:connector>
        <draw:frame draw:style-name="gr7" draw:layer="layout" svg:width="0.925cm" svg:height="0.962cm" svg:x="27.289cm" svg:y="20.431cm">
          <draw:text-box>
            <text:p>Y</text:p>
          </draw:text-box>
        </draw:frame>
        <draw:frame draw:style-name="gr7" draw:layer="layout" svg:width="0.959cm" svg:height="0.962cm" svg:x="23.86cm" svg:y="24.368cm">
          <draw:text-box>
            <text:p>N</text:p>
          </draw:text-box>
        </draw:frame>
        <draw:custom-shape draw:style-name="gr1" draw:text-style-name="P1" xml:id="id8" draw:id="id8" draw:layer="layout" svg:width="4.953cm" svg:height="3.429cm" svg:x="17.129cm" svg:y="30.464cm">
          <text:p text:style-name="P1">Any Error from</text:p>
          <text:p text:style-name="P1">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9.606cm" svg:y1="33.893cm" svg:x2="17.192cm" svg:y2="35.671cm" draw:start-shape="id8" draw:start-glue-point="6" draw:end-shape="id5" draw:end-glue-point="0" svg:d="M19606 33893v889h-2414v889" svg:viewBox="0 0 2415 1779">
          <text:p/>
        </draw:connector>
        <draw:connector draw:style-name="gr3" draw:text-style-name="P1" draw:layer="layout" svg:x1="22.082cm" svg:y1="32.179cm" svg:x2="24.241cm" svg:y2="33.575cm" draw:start-shape="id8" draw:start-glue-point="7" draw:end-shape="id15" draw:end-glue-point="3" svg:d="M22082 32179h1080v1396h1079" svg:viewBox="0 0 2160 1397">
          <text:p/>
        </draw:connector>
        <draw:frame draw:style-name="gr7" draw:layer="layout" svg:width="0.925cm" svg:height="0.962cm" svg:x="22.844cm" svg:y="31.48cm">
          <draw:text-box>
            <text:p>Y</text:p>
          </draw:text-box>
        </draw:frame>
        <draw:frame draw:style-name="gr7" draw:layer="layout" svg:width="0.959cm" svg:height="0.962cm" svg:x="20.05cm" svg:y="34.401cm">
          <draw:text-box>
            <text:p>N</text:p>
          </draw:text-box>
        </draw:frame>
      </draw:page>
      <draw:page draw:name="page2" draw:style-name="dp1" draw:master-page-name="Default">
        <draw:custom-shape draw:style-name="gr1" draw:text-style-name="P1" xml:id="id16" draw:id="id16" draw:layer="layout" svg:width="5.207cm" svg:height="2.794cm" svg:x="10.144cm" svg:y="3.03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6.763cm" svg:height="0.962cm" svg:x="0.238cm" svg:y="0.038cm">
          <draw:text-box>
            <text:p text:style-name="P1">Process Data in buffer</text:p>
          </draw:text-box>
        </draw:frame>
        <draw:custom-shape draw:style-name="gr1" draw:text-style-name="P1" xml:id="id17" draw:id="id17" draw:layer="layout" svg:width="6.731cm" svg:height="3.048cm" svg:x="9.509cm" svg:y="7.604cm">
          <text:p text:style-name="P1">Split buffer using</text:p>
          <text:p text:style-name="P1"><text:s/>'SPACE' [0x20]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493cm" svg:height="6.985cm" svg:x="9.001cm" svg:y="18.526cm">
          <text:p text:style-name="P1">Is the first char </text:p>
          <text:p text:style-name="P1">In</text:p>
          <text:p>ParamArray[0]</text:p>
          <text:p text:style-name="P1">== 'S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2.748cm" svg:y1="5.826cm" svg:x2="12.874cm" svg:y2="7.604cm" draw:start-shape="id16" draw:start-glue-point="8" draw:end-shape="id17" draw:end-glue-point="0" svg:d="M12748 5826v890h126v888" svg:viewBox="0 0 127 1779">
          <text:p/>
        </draw:connector>
        <draw:frame draw:style-name="gr4" draw:layer="layout" svg:width="14.282cm" svg:height="0.962cm" svg:x="15.039cm" svg:y="40.624cm">
          <draw:text-box>
            <text:p>ParamArray[] : Holds all the separate parameters</text:p>
          </draw:text-box>
        </draw:frame>
        <draw:frame draw:style-name="gr4" draw:layer="layout" svg:width="8.296cm" svg:height="1.673cm" svg:x="1.213cm" svg:y="19.393cm">
          <draw:text-box>
            <text:p>Check if the first parameter </text:p>
            <text:p>is a command type</text:p>
          </draw:text-box>
        </draw:frame>
        <draw:frame draw:style-name="gr4" draw:layer="layout" svg:width="0.925cm" svg:height="0.962cm" svg:x="13.41cm" svg:y="25.184cm">
          <draw:text-box>
            <text:p>Y</text:p>
          </draw:text-box>
        </draw:frame>
        <draw:custom-shape draw:style-name="gr1" draw:text-style-name="P1" draw:layer="layout" svg:width="7.493cm" svg:height="6.985cm" svg:x="9.001cm" svg:y="26.908cm">
          <text:p text:style-name="P1">Is all ParamArray </text:p>
          <text:p>have valid typ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0.925cm" svg:height="0.962cm" svg:x="13.319cm" svg:y="34.074cm">
          <draw:text-box>
            <text:p>Y</text:p>
          </draw:text-box>
        </draw:frame>
        <draw:custom-shape draw:style-name="gr1" draw:text-style-name="P1" xml:id="id20" draw:id="id20" draw:layer="layout" svg:width="7.493cm" svg:height="6.985cm" svg:x="9.001cm" svg:y="26.908cm">
          <text:p text:style-name="P1">Is all ParamArray </text:p>
          <text:p>have valid types </text:p>
          <text:p>and da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207cm" svg:height="2.794cm" svg:x="10.017cm" svg:y="36.5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7.493cm" svg:height="4.191cm" svg:x="9.128cm" svg:y="12.176cm">
          <text:p text:style-name="P1">Is ParamArraySize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8.688cm" svg:height="0.962cm" svg:x="10.144cm" svg:y="39.535cm">
          <draw:text-box>
            <text:p>ParamArraySize : Keep track the number of parameters we have</text:p>
          </draw:text-box>
        </draw:frame>
        <draw:frame draw:style-name="gr4" draw:layer="layout" svg:width="0.925cm" svg:height="0.962cm" svg:x="13.319cm" svg:y="17.129cm">
          <draw:text-box>
            <text:p>Y</text:p>
          </draw:text-box>
        </draw:frame>
        <draw:custom-shape draw:style-name="gr1" draw:text-style-name="P1" draw:layer="layout" svg:width="5.207cm" svg:height="2.794cm" svg:x="10.017cm" svg:y="36.56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1" draw:id="id21" draw:layer="layout" svg:width="5.207cm" svg:height="2.794cm" svg:x="10.017cm" svg:y="36.561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6.731cm" svg:height="3.048cm" svg:x="19.288cm" svg:y="12.684cm">
          <text:p text:style-name="P1">Return Error:</text:p>
          <text:p text:style-name="P1">No Valid </text:p>
          <text:p text:style-name="P1">parameter found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6.731cm" svg:height="3.048cm" svg:x="19.299cm" svg:y="20.812cm">
          <text:p text:style-name="P1">Return Error:</text:p>
          <text:p text:style-name="P1">Invalid Command 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6.731cm" svg:height="3.048cm" svg:x="19.318cm" svg:y="29.194cm">
          <text:p text:style-name="P1">Return Error:</text:p>
          <text:p text:style-name="P1">Invalid Parameter type</text:p>
          <text:p text:style-name="P1">Or 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874cm" svg:y1="10.652cm" svg:x2="12.875cm" svg:y2="12.176cm" draw:start-shape="id17" draw:start-glue-point="2" draw:end-shape="id18" draw:end-glue-point="4" svg:d="M12874 10652v762h1v762" svg:viewBox="0 0 2 1525">
          <text:p/>
        </draw:connector>
        <draw:connector draw:style-name="gr3" draw:text-style-name="P1" draw:layer="layout" svg:x1="12.875cm" svg:y1="16.367cm" svg:x2="12.748cm" svg:y2="18.526cm" draw:start-shape="id18" draw:start-glue-point="6" draw:end-shape="id19" draw:end-glue-point="4" svg:d="M12875 16367v1079h-127v1080" svg:viewBox="0 0 128 2160">
          <text:p/>
        </draw:connector>
        <draw:connector draw:style-name="gr3" draw:text-style-name="P1" draw:layer="layout" svg:x1="12.748cm" svg:y1="25.511cm" svg:x2="12.748cm" svg:y2="26.908cm" draw:start-shape="id19" draw:start-glue-point="6" draw:end-shape="id20" draw:end-glue-point="4" svg:d="M12748 25511v1397" svg:viewBox="0 0 1 1398">
          <text:p/>
        </draw:connector>
        <draw:connector draw:style-name="gr3" draw:text-style-name="P1" draw:layer="layout" svg:x1="12.748cm" svg:y1="33.893cm" svg:x2="12.621cm" svg:y2="36.561cm" draw:start-shape="id20" draw:start-glue-point="6" draw:end-shape="id21" draw:end-glue-point="4" svg:d="M12748 33893v1334h-127v1334" svg:viewBox="0 0 128 2669">
          <text:p/>
        </draw:connector>
        <draw:connector draw:style-name="gr3" draw:text-style-name="P1" draw:layer="layout" svg:x1="16.494cm" svg:y1="30.401cm" svg:x2="19.318cm" svg:y2="30.718cm" draw:start-shape="id20" draw:start-glue-point="7" draw:end-shape="id22" draw:end-glue-point="3" svg:d="M16494 30401h1412v317h1412" svg:viewBox="0 0 2825 318">
          <text:p/>
        </draw:connector>
        <draw:connector draw:style-name="gr3" draw:text-style-name="P1" draw:layer="layout" svg:x1="16.494cm" svg:y1="22.019cm" svg:x2="19.299cm" svg:y2="22.336cm" draw:start-shape="id19" draw:start-glue-point="7" draw:end-shape="id23" draw:end-glue-point="3" svg:d="M16494 22019h1402v317h1403" svg:viewBox="0 0 2806 318">
          <text:p/>
        </draw:connector>
        <draw:connector draw:style-name="gr3" draw:text-style-name="P1" draw:layer="layout" svg:x1="16.621cm" svg:y1="14.272cm" svg:x2="19.288cm" svg:y2="14.208cm" draw:start-shape="id18" draw:start-glue-point="7" draw:end-shape="id24" draw:end-glue-point="3" svg:d="M16621 14272h1333v-64h1334" svg:viewBox="0 0 2668 65">
          <text:p/>
        </draw:connector>
        <draw:connector draw:style-name="gr3" draw:text-style-name="P1" draw:layer="layout" svg:x1="26.019cm" svg:y1="14.208cm" svg:x2="15.224cm" svg:y2="37.958cm" draw:start-shape="id24" draw:start-glue-point="1" draw:end-shape="id21" svg:d="M26019 14208h500v23750h-11295" svg:viewBox="0 0 11296 23751">
          <text:p/>
        </draw:connector>
        <draw:connector draw:style-name="gr3" draw:text-style-name="P1" draw:layer="layout" svg:x1="26.03cm" svg:y1="22.336cm" svg:x2="15.224cm" svg:y2="37.958cm" draw:start-shape="id23" draw:start-glue-point="1" draw:end-shape="id21" draw:end-glue-point="10" svg:d="M26030 22336h500v15622h-11306" svg:viewBox="0 0 11307 15623">
          <text:p/>
        </draw:connector>
        <draw:connector draw:style-name="gr3" draw:text-style-name="P1" draw:layer="layout" svg:x1="26.049cm" svg:y1="30.718cm" svg:x2="15.224cm" svg:y2="37.958cm" draw:start-shape="id22" draw:start-glue-point="1" draw:end-shape="id21" draw:end-glue-point="10" svg:d="M26049 30718h500v7240h-11325" svg:viewBox="0 0 11326 7241">
          <text:p/>
        </draw:connector>
        <draw:frame draw:style-name="gr7" draw:layer="layout" svg:width="0.959cm" svg:height="0.962cm" svg:x="17.891cm" svg:y="12.811cm">
          <draw:text-box>
            <text:p>N</text:p>
          </draw:text-box>
        </draw:frame>
        <draw:frame draw:style-name="gr7" draw:layer="layout" svg:width="0.959cm" svg:height="0.962cm" svg:x="17.764cm" svg:y="20.812cm">
          <draw:text-box>
            <text:p>N</text:p>
          </draw:text-box>
        </draw:frame>
        <draw:frame draw:style-name="gr7" draw:layer="layout" svg:width="0.959cm" svg:height="0.962cm" svg:x="17.637cm" svg:y="29.702cm">
          <draw:text-box>
            <text:p>N</text:p>
          </draw:text-box>
        </draw:frame>
      </draw:page>
      <draw:page draw:name="page3" draw:style-name="dp1" draw:master-page-name="Default">
        <draw:frame draw:style-name="gr7" draw:layer="layout" svg:width="4.939cm" svg:height="0.962cm" svg:x="0.379cm" svg:y="0.365cm">
          <draw:text-box>
            <text:p text:style-name="P1">Run Command:</text:p>
          </draw:text-box>
        </draw:frame>
        <draw:custom-shape draw:style-name="gr10" draw:text-style-name="P1" xml:id="id32" draw:id="id32" draw:layer="layout" svg:width="5.08cm" svg:height="2.921cm" svg:x="12.176cm" svg:y="2.77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4.282cm" svg:height="0.962cm" svg:x="15.04cm" svg:y="40.625cm">
          <draw:text-box>
            <text:p>ParamArray[] : Holds all the separate parameters</text:p>
          </draw:text-box>
        </draw:frame>
        <draw:frame draw:style-name="gr4" draw:layer="layout" svg:width="18.688cm" svg:height="0.962cm" svg:x="10.145cm" svg:y="39.536cm">
          <draw:text-box>
            <text:p>ParamArraySize : Keep track the number of parameters we have</text:p>
          </draw:text-box>
        </draw:frame>
        <draw:custom-shape draw:style-name="gr1" draw:text-style-name="P1" xml:id="id29" draw:id="id29" draw:layer="layout" svg:width="7.493cm" svg:height="6.223cm" svg:x="11.033cm" svg:y="6.969cm">
          <text:p text:style-name="P1">Does command in</text:p>
          <text:p text:style-name="P1">ParamArray[0].Value =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8" draw:id="id28" draw:layer="layout" svg:width="7.493cm" svg:height="6.223cm" svg:x="11.033cm" svg:y="14.462cm">
          <text:p>ParamArraySize &g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5" draw:id="id25" draw:layer="layout" svg:width="7.493cm" svg:height="6.223cm" svg:x="11.16cm" svg:y="22.082cm">
          <text:p text:style-name="P1">ParamArray[1].Value </text:p>
          <text:p text:style-name="P1">==</text:p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7" draw:id="id27" draw:layer="layout" svg:width="6.731cm" svg:height="3.048cm" svg:x="11.541cm" svg:y="30.083cm">
          <text:p text:style-name="P1">LED = OFF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6.731cm" svg:height="3.048cm" svg:x="20.177cm" svg:y="30.083cm">
          <text:p text:style-name="P1">LED = 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53cm" svg:y1="25.194cm" svg:x2="23.542cm" svg:y2="30.083cm" draw:start-shape="id25" draw:start-glue-point="7" draw:end-shape="id26" draw:end-glue-point="0" svg:d="M18653 25194h4889v4889" svg:viewBox="0 0 4890 4890">
          <text:p/>
        </draw:connector>
        <draw:connector draw:style-name="gr3" draw:text-style-name="P1" draw:layer="layout" svg:x1="14.907cm" svg:y1="28.305cm" svg:x2="14.906cm" svg:y2="30.083cm" draw:start-shape="id25" draw:start-glue-point="6" draw:end-shape="id27" draw:end-glue-point="0" svg:d="M14907 28305v889h-1v889" svg:viewBox="0 0 2 1779">
          <text:p/>
        </draw:connector>
        <draw:connector draw:style-name="gr3" draw:text-style-name="P1" draw:layer="layout" svg:x1="14.78cm" svg:y1="20.685cm" svg:x2="14.907cm" svg:y2="22.082cm" draw:start-shape="id28" draw:start-glue-point="6" draw:end-shape="id25" draw:end-glue-point="4" svg:d="M14780 20685v698h127v699" svg:viewBox="0 0 128 1398">
          <text:p/>
        </draw:connector>
        <draw:frame draw:style-name="gr7" draw:layer="layout" svg:width="0.925cm" svg:height="0.962cm" svg:x="15.605cm" svg:y="21.32cm">
          <draw:text-box>
            <text:p>Y</text:p>
          </draw:text-box>
        </draw:frame>
        <draw:frame draw:style-name="gr7" draw:layer="layout" svg:width="0.925cm" svg:height="0.962cm" svg:x="15.478cm" svg:y="28.94cm">
          <draw:text-box>
            <text:p>Y</text:p>
          </draw:text-box>
        </draw:frame>
        <draw:frame draw:style-name="gr7" draw:layer="layout" svg:width="0.959cm" svg:height="0.962cm" svg:x="19.288cm" svg:y="24.495cm">
          <draw:text-box>
            <text:p>N</text:p>
          </draw:text-box>
        </draw:frame>
        <draw:frame draw:style-name="gr7" draw:layer="layout" svg:width="0.925cm" svg:height="0.962cm" svg:x="15.351cm" svg:y="13.7cm">
          <draw:text-box>
            <text:p>Y</text:p>
          </draw:text-box>
        </draw:frame>
        <draw:connector draw:style-name="gr3" draw:text-style-name="P1" draw:layer="layout" svg:x1="14.78cm" svg:y1="13.192cm" svg:x2="14.779cm" svg:y2="14.462cm" draw:start-shape="id29" draw:start-glue-point="6" draw:end-shape="id28" svg:d="M14780 13192v635h-1v635" svg:viewBox="0 0 2 1271">
          <text:p/>
        </draw:connector>
        <draw:custom-shape draw:style-name="gr1" draw:text-style-name="P1" xml:id="id30" draw:id="id30" draw:layer="layout" svg:width="6.731cm" svg:height="3.048cm" svg:x="3.921cm" svg:y="30.21cm">
          <text:p text:style-name="P1">LED = Togg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33cm" svg:y1="17.574cm" svg:x2="7.286cm" svg:y2="30.21cm" draw:start-shape="id28" draw:start-glue-point="5" draw:end-shape="id30" draw:end-glue-point="0" svg:d="M11033 17574h-3747v12636" svg:viewBox="0 0 3748 12637">
          <text:p/>
        </draw:connector>
        <draw:frame draw:style-name="gr7" draw:layer="layout" svg:width="0.959cm" svg:height="0.962cm" svg:x="10.017cm" svg:y="17.764cm">
          <draw:text-box>
            <text:p>N</text:p>
          </draw:text-box>
        </draw:frame>
        <draw:custom-shape draw:style-name="gr10" draw:text-style-name="P1" xml:id="id31" draw:id="id31" draw:layer="layout" svg:width="5.08cm" svg:height="2.921cm" svg:x="12.384cm" svg:y="35.41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286cm" svg:y1="33.258cm" svg:x2="12.384cm" svg:y2="36.878cm" draw:start-shape="id30" draw:start-glue-point="2" draw:end-shape="id31" draw:end-glue-point="6" svg:d="M7286 33258v3620h5098" svg:viewBox="0 0 5099 3621">
          <text:p/>
        </draw:connector>
        <draw:connector draw:style-name="gr3" draw:text-style-name="P1" draw:layer="layout" svg:x1="14.906cm" svg:y1="33.131cm" svg:x2="14.924cm" svg:y2="35.417cm" draw:start-shape="id27" draw:end-shape="id31" draw:end-glue-point="4" svg:d="M14906 33131v1143h18v1143" svg:viewBox="0 0 19 2287">
          <text:p/>
        </draw:connector>
        <draw:connector draw:style-name="gr3" draw:text-style-name="P1" draw:layer="layout" svg:x1="23.542cm" svg:y1="33.131cm" svg:x2="17.464cm" svg:y2="36.878cm" draw:start-shape="id26" draw:start-glue-point="2" draw:end-shape="id31" draw:end-glue-point="10" svg:d="M23542 33131v3747h-6078" svg:viewBox="0 0 6079 3748">
          <text:p/>
        </draw:connector>
        <draw:connector draw:style-name="gr3" draw:text-style-name="P1" draw:layer="layout" svg:x1="14.716cm" svg:y1="5.699cm" svg:x2="14.78cm" svg:y2="6.969cm" draw:start-shape="id32" draw:start-glue-point="8" draw:end-shape="id29" draw:end-glue-point="4" svg:d="M14716 5699v635h64v635" svg:viewBox="0 0 65 1271">
          <text:p/>
        </draw:connector>
        <draw:frame draw:style-name="gr7" draw:layer="layout" svg:width="0.959cm" svg:height="0.962cm" svg:x="18.78cm" svg:y="9.001cm">
          <draw:text-box>
            <text:p>N</text:p>
          </draw:text-box>
        </draw:frame>
        <draw:custom-shape draw:style-name="gr1" draw:text-style-name="P1" xml:id="id33" draw:id="id33" draw:layer="layout" svg:width="6.731cm" svg:height="3.048cm" svg:x="20.558cm" svg:y="12.049cm">
          <text:p text:style-name="P1">Return Error:</text:p>
          <text:p text:style-name="P1">No command in lis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526cm" svg:y1="10.081cm" svg:x2="23.923cm" svg:y2="12.049cm" draw:start-shape="id29" draw:start-glue-point="7" draw:end-shape="id33" draw:end-glue-point="0" svg:d="M18526 10081h5397v1968" svg:viewBox="0 0 5398 1969">
          <text:p/>
        </draw:connector>
        <draw:connector draw:style-name="gr3" draw:text-style-name="P1" draw:layer="layout" svg:x1="27.289cm" svg:y1="13.573cm" svg:x2="17.464cm" svg:y2="36.877cm" draw:start-shape="id33" draw:start-glue-point="1" draw:end-shape="id31" svg:d="M27289 13573h500v23304h-10325" svg:viewBox="0 0 10326 233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2:58:16.212544053</meta:creation-date>
    <dc:date>2015-12-09T14:15:49.616893497</dc:date>
    <meta:editing-duration>PT55M24S</meta:editing-duration>
    <meta:editing-cycles>7</meta:editing-cycles>
    <meta:generator>LibreOffice/4.2.8.2$Linux_X86_64 LibreOffice_project/420m0$Build-2</meta:generator>
    <meta:document-statistic meta:object-count="110"/>
  </office:meta>
</office:document-meta>
</file>